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Text_20_body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style:style style:name="P15" style:family="paragraph" style:parent-style-name="Standard" style:list-style-name="L14"/>
    <style:style style:name="P16" style:family="paragraph" style:parent-style-name="Standard" style:list-style-name="L15"/>
    <style:style style:name="P17" style:family="paragraph" style:parent-style-name="Standard" style:list-style-name="L16"/>
    <style:style style:name="P18" style:family="paragraph" style:parent-style-name="Standard" style:list-style-name="L17"/>
    <style:style style:name="P19" style:family="paragraph" style:parent-style-name="Standard" style:list-style-name="L18"/>
    <style:style style:name="P20" style:family="paragraph" style:parent-style-name="Standard" style:list-style-name="L19"/>
    <style:style style:name="P21" style:family="paragraph" style:parent-style-name="Standard" style:list-style-name="L20"/>
    <style:style style:name="P22" style:family="paragraph" style:parent-style-name="Standard" style:list-style-name="L21"/>
    <style:style style:name="P23" style:family="paragraph" style:parent-style-name="Standard" style:list-style-name="L22"/>
    <style:style style:name="P24" style:family="paragraph" style:parent-style-name="Standard" style:list-style-name="L23"/>
    <style:style style:name="P25" style:family="paragraph" style:parent-style-name="Standard" style:list-style-name="L24"/>
    <style:style style:name="P26" style:family="paragraph" style:parent-style-name="Standard" style:list-style-name="L25"/>
    <style:style style:name="P27" style:family="paragraph" style:parent-style-name="Standard" style:list-style-name="L26"/>
    <style:style style:name="P28" style:family="paragraph" style:parent-style-name="Standard" style:list-style-name="L27"/>
    <style:style style:name="P29" style:family="paragraph" style:parent-style-name="Standard" style:list-style-name="L28"/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 style:list-style-name="L32"/>
    <style:style style:name="P34" style:family="paragraph" style:parent-style-name="Standard" style:list-style-name="L33"/>
    <style:style style:name="P35" style:family="paragraph" style:parent-style-name="Standard" style:list-style-name="L34"/>
    <style:style style:name="P36" style:family="paragraph" style:parent-style-name="Standard" style:list-style-name="L35"/>
    <style:style style:name="P37" style:family="paragraph" style:parent-style-name="Standard" style:list-style-name="L36"/>
    <style:style style:name="P38" style:family="paragraph" style:parent-style-name="Standard" style:list-style-name="L37"/>
    <style:style style:name="P39" style:family="paragraph" style:parent-style-name="Standard" style:list-style-name="L38"/>
    <style:style style:name="P40" style:family="paragraph" style:parent-style-name="Standard" style:list-style-name="L39"/>
    <style:style style:name="P41" style:family="paragraph" style:parent-style-name="Standard" style:list-style-name="L40"/>
    <style:style style:name="P42" style:family="paragraph" style:parent-style-name="Standard" style:list-style-name="L41"/>
    <style:style style:name="P43" style:family="paragraph" style:parent-style-name="Standard" style:list-style-name="L42"/>
    <style:style style:name="P44" style:family="paragraph" style:parent-style-name="Standard" style:list-style-name="L43"/>
    <style:style style:name="P45" style:family="paragraph" style:parent-style-name="Standard" style:list-style-name="L44"/>
    <style:style style:name="P46" style:family="paragraph" style:parent-style-name="Standard" style:list-style-name="L45"/>
    <style:style style:name="P47" style:family="paragraph" style:parent-style-name="Standard" style:list-style-name="L46"/>
    <style:style style:name="P48" style:family="paragraph" style:parent-style-name="Standard" style:list-style-name="L47"/>
    <style:style style:name="P49" style:family="paragraph" style:parent-style-name="Standard" style:list-style-name="L48"/>
    <style:style style:name="P50" style:family="paragraph" style:parent-style-name="Standard" style:list-style-name="L49"/>
    <style:style style:name="P51" style:family="paragraph" style:parent-style-name="Standard" style:list-style-name="L50"/>
    <style:style style:name="P52" style:family="paragraph" style:parent-style-name="Standard" style:list-style-name="L51"/>
    <style:style style:name="T1" style:family="text">
      <style:text-properties style:text-position="super 58%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ystery Game!</text:h>
      <text:p text:style-name="P2">(about the consumption of cactus)</text:p>
      <text:h text:style-name="Heading_20_3" text:outline-level="3">Premise</text:h>
      <text:list text:style-name="L2">
        <text:list-item>
          <text:p text:style-name="P3">A game about a goo character, who does odd jobs, and like snacks. <text:s/>Snacks being cacti?</text:p>
        </text:list-item>
        <text:list-item>
          <text:p text:style-name="P3">A game about a goo character whom wants to earn money to get something.</text:p>
        </text:list-item>
        <text:list-item>
          <text:p text:style-name="P3">A game in space, on a weird planet, of goo and un-goo things of goo.. goo?</text:p>
        </text:list-item>
      </text:list>
      <text:p text:style-name="Standard"/>
      <text:p text:style-name="Standard"/>
      <text:h text:style-name="Heading_20_3" text:outline-level="3">Name Posibilities</text:h>
      <text:list text:style-name="L3">
        <text:list-item>
          <text:p text:style-name="P4">Eat Cactus</text:p>
        </text:list-item>
        <text:list-item>
          <text:p text:style-name="P4">Cactus Planet</text:p>
        </text:list-item>
        <text:list-item>
          <text:p text:style-name="P4">Christmas Blood</text:p>
        </text:list-item>
        <text:list-item>
          <text:p text:style-name="P4">Space Moon!</text:p>
        </text:list-item>
        <text:list-item>
          <text:p text:style-name="P4">Moon Car</text:p>
        </text:list-item>
      </text:list>
      <text:p text:style-name="Standard"/>
      <text:h text:style-name="Heading_20_3" text:outline-level="3">Good Guys</text:h>
      <text:p text:style-name="Standard">Goo (needs a name)</text:p>
      <text:list text:style-name="L4">
        <text:list-item>
          <text:p text:style-name="P5">Green</text:p>
        </text:list-item>
        <text:list-item>
          <text:p text:style-name="P5">Goo</text:p>
        </text:list-item>
        <text:list-item>
          <text:p text:style-name="P5">Thing</text:p>
        </text:list-item>
        <text:list-item>
          <text:p text:style-name="P5">Potty?</text:p>
        </text:list-item>
        <text:list-item>
          <text:p text:style-name="P5">He can't fly</text:p>
        </text:list-item>
        <text:list-item>
          <text:p text:style-name="P5">He can't teleport</text:p>
        </text:list-item>
        <text:list-item>
          <text:p text:style-name="P5">He can't sleep, he's an insomniac (?)</text:p>
        </text:list-item>
      </text:list>
      <text:p text:style-name="Standard"/>
      <text:h text:style-name="Heading_20_3" text:outline-level="3">Bad Guys</text:h>
      <text:p text:style-name="Standard">Cool worm creature</text:p>
      <text:list text:style-name="L5">
        <text:list-item>
          <text:p text:style-name="P6">just some random thing that uses a physics technique like a snake to move</text:p>
        </text:list-item>
        <text:list-item>
          <text:p text:style-name="P6">coiling and recoiling</text:p>
        </text:list-item>
      </text:list>
      <text:p text:style-name="Standard"/>
      <text:p text:style-name="Standard">Wrecking Ball Spider thing</text:p>
      <text:list text:style-name="L6">
        <text:list-item>
          <text:p text:style-name="P7">swings, and pisses you off</text:p>
        </text:list-item>
      </text:list>
      <text:p text:style-name="Standard"/>
      <text:p text:style-name="Standard">Shape shifting tree thing</text:p>
      <text:list text:style-name="L7">
        <text:list-item>
          <text:p text:style-name="P8">chases you, as goo</text:p>
        </text:list-item>
      </text:list>
      <text:p text:style-name="Standard"/>
      <text:p text:style-name="Standard">Rock with eyes</text:p>
      <text:list text:style-name="L8">
        <text:list-item>
          <text:p text:style-name="P9">doesn't do much more than look at you... creepy bastard</text:p>
        </text:list-item>
        <text:list-item>
          <text:p text:style-name="P9">Can maybe push a whole bunch of these in hole</text:p>
        </text:list-item>
      </text:list>
      <text:p text:style-name="Standard"/>
      <text:p text:style-name="Standard">Kamikaze enemy</text:p>
      <text:list text:style-name="L9">
        <text:list-item>
          <text:p text:style-name="P10">some guy that's had a bad childhood, and decides it's a good idea to sacrifice itself to hurt you.... what a dumb ass</text:p>
        </text:list-item>
        <text:list-item>
          <text:p text:style-name="P10"/>
        </text:list-item>
      </text:list>
      <text:p text:style-name="Standard"/>
      <text:h text:style-name="Heading_20_3" text:outline-level="3">Neutral Things</text:h>
      <text:p text:style-name="Standard"/>
      <text:p text:style-name="Standard">Ok, A bird</text:p>
      <text:list text:style-name="L10">
        <text:list-item>
          <text:p text:style-name="P11">Just a bird, he's neurtal, and that</text:p>
        </text:list-item>
      </text:list>
      <text:p text:style-name="Standard"/>
      <text:p text:style-name="Standard">Vermin/Mouse/Rat-bit</text:p>
      <text:list text:style-name="L11">
        <text:list-item>
          <text:p text:style-name="P12">Some crappy animals to live and eat your garbage</text:p>
        </text:list-item>
      </text:list>
      <text:p text:style-name="Standard"/>
      <text:p text:style-name="Standard">Sheep</text:p>
      <text:list text:style-name="L12">
        <text:list-item>
          <text:p text:style-name="P13">'cause</text:p>
        </text:list-item>
        <text:list-item>
          <text:p text:style-name="P13">Eating garbage and people</text:p>
        </text:list-item>
        <text:list-item>
          <text:p text:style-name="P13">no rats in your neighborhood</text:p>
        </text:list-item>
        <text:list-item>
          <text:p text:style-name="P13">fucking man eating fucking sheep</text:p>
        </text:list-item>
        <text:list-item>
          <text:p text:style-name="P13">An outbreak of deadly sheep, or some sort of plague that turns people in to sheep</text:p>
        </text:list-item>
        <text:list-item>
          <text:p text:style-name="P13">and we just can't get rid of 'em</text:p>
        </text:list-item>
        <text:list-item>
          <text:p text:style-name="P13">exploding sheep?</text:p>
        </text:list-item>
        <text:list-item>
          <text:p text:style-name="P13">When they die, they splode. <text:s/>If you ate one, it's like integestion.</text:p>
        </text:list-item>
      </text:list>
      <text:p text:style-name="Standard"/>
      <text:p text:style-name="Standard">Giraffe, or similar big ass necked beast</text:p>
      <text:list text:style-name="L13">
        <text:list-item>
          <text:p text:style-name="P14">I like to call him necky</text:p>
        </text:list-item>
      </text:list>
      <text:p text:style-name="Standard"/>
      <text:p text:style-name="Standard">Turtle</text:p>
      <text:list text:style-name="L14">
        <text:list-item>
          <text:p text:style-name="P15">May or may not know ninja</text:p>
        </text:list-item>
        <text:list-item>
          <text:p text:style-name="P15">Adolecent Samurai... hyua!</text:p>
        </text:list-item>
      </text:list>
      <text:p text:style-name="Standard"/>
      <text:p text:style-name="Standard">Cloud</text:p>
      <text:list text:style-name="L15">
        <text:list-item>
          <text:p text:style-name="P16">Clouds are people too</text:p>
        </text:list-item>
        <text:list-item>
          <text:p text:style-name="P16">they can be RIPPED out of the sky with amazing ninja goo techniques</text:p>
        </text:list-item>
      </text:list>
      <text:p text:style-name="Standard"/>
      <text:p text:style-name="Standard">Squirrels from the forest</text:p>
      <text:list text:style-name="L16">
        <text:list-item>
          <text:p text:style-name="P17">eating all my food</text:p>
        </text:list-item>
        <text:list-item>
          <text:p text:style-name="P17">or Freaky huge squirrels</text:p>
        </text:list-item>
      </text:list>
      <text:p text:style-name="Standard"/>
      <text:p text:style-name="Standard">Racoons, dinosaour racoons!!!</text:p>
      <text:p text:style-name="Standard">Foxes</text:p>
      <text:p text:style-name="Standard">Wolves</text:p>
      <text:p text:style-name="Standard">Bears, tiny bears?</text:p>
      <text:p text:style-name="Standard"/>
      <text:p text:style-name="Standard">Giant things that are normally small on earth, and small giant things</text:p>
      <text:p text:style-name="Standard"/>
      <text:p text:style-name="Standard">Plant people!</text:p>
      <text:p text:style-name="Standard"/>
      <text:h text:style-name="Heading_20_3" text:outline-level="3">NPCs</text:h>
      <text:p text:style-name="Standard">Old man neighbor, the one whom you break his tree</text:p>
      <text:list text:style-name="L17">
        <text:list-item>
          <text:p text:style-name="P18">momo</text:p>
        </text:list-item>
      </text:list>
      <text:p text:style-name="Standard"/>
      <text:p text:style-name="Standard">Mr Invisible</text:p>
      <text:list text:style-name="L18">
        <text:list-item>
          <text:p text:style-name="P19">guy who's all outline... would look weird... and I like that ... ha</text:p>
        </text:list-item>
      </text:list>
      <text:p text:style-name="Standard"/>
      <text:p text:style-name="Standard">Mr Big</text:p>
      <text:list text:style-name="L19">
        <text:list-item>
          <text:p text:style-name="P20">Who's house in freaking hugeo</text:p>
        </text:list-item>
        <text:list-item>
          <text:p text:style-name="P20">and his mailbox is equally as freaky huge</text:p>
        </text:list-item>
      </text:list>
      <text:p text:style-name="Standard"/>
      <text:p text:style-name="Standard">Mad Scientist</text:p>
      <text:list text:style-name="L20">
        <text:list-item>
          <text:p text:style-name="P21">He's actually a great guy, when you get to know him</text:p>
        </text:list-item>
        <text:list-item>
          <text:p text:style-name="P21">Has an alien spacecraft crashed in to the roof of the house</text:p>
        </text:list-item>
        <text:list-item>
          <text:p text:style-name="P21">either that or someone else has it, bit you just gotta have one 'cause it's shiny</text:p>
        </text:list-item>
      </text:list>
      <text:p text:style-name="Standard"/>
      <text:p text:style-name="Standard">PuffBOMB hamster</text:p>
      <text:list text:style-name="L21">
        <text:list-item>
          <text:p text:style-name="P22">for some abscure reason lives on this planet... what a weirdo</text:p>
        </text:list-item>
      </text:list>
      <text:p text:style-name="Standard"/>
      <text:p text:style-name="Standard">Vampire Lawyer</text:p>
      <text:list text:style-name="L22">
        <text:list-item>
          <text:p text:style-name="P23">sucks blood, and money</text:p>
        </text:list-item>
      </text:list>
      <text:p text:style-name="Standard"/>
      <text:p text:style-name="Standard">Super hero</text:p>
      <text:list text:style-name="L23">
        <text:list-item>
          <text:p text:style-name="P24">Woot!</text:p>
        </text:list-item>
      </text:list>
      <text:p text:style-name="Standard"/>
      <text:p text:style-name="Standard">Random Taxi Driver</text:p>
      <text:list text:style-name="L24">
        <text:list-item>
          <text:p text:style-name="P25">he never leaves the taxi, but he always finds time to twack a guesture at you... fucker</text:p>
        </text:list-item>
      </text:list>
      <text:p text:style-name="Standard"/>
      <text:p text:style-name="Standard">An Alien!</text:p>
      <text:list text:style-name="L25">
        <text:list-item>
          <text:p text:style-name="P26">Holy shit!</text:p>
        </text:list-item>
        <text:list-item>
          <text:p text:style-name="P26">Little Green Man. <text:s text:c="2"/>Sure.</text:p>
        </text:list-item>
      </text:list>
      <text:p text:style-name="Standard"/>
      <text:p text:style-name="Standard">Bird Man!</text:p>
      <text:list text:style-name="L26">
        <text:list-item>
          <text:p text:style-name="P27">he's your bestest friend in the world!</text:p>
        </text:list-item>
      </text:list>
      <text:p text:style-name="Standard"/>
      <text:h text:style-name="Heading_20_3" text:outline-level="3">Vehicles and Motion</text:h>
      <text:list text:style-name="L27">
        <text:list-item>
          <text:p text:style-name="P28">Car</text:p>
        </text:list-item>
        <text:list-item>
          <text:p text:style-name="P28">Mail Truck/FedEx Truck</text:p>
        </text:list-item>
        <text:list-item>
          <text:p text:style-name="P28">Truck Design/Van</text:p>
        </text:list-item>
        <text:list-item>
          <text:p text:style-name="P28">Alien Space Craft</text:p>
        </text:list-item>
        <text:list-item>
          <text:p text:style-name="P28"/>
        </text:list-item>
      </text:list>
      <text:h text:style-name="Heading_20_3" text:outline-level="3">Setting</text:h>
      <text:p text:style-name="Standard">Solar System</text:p>
      <text:list text:style-name="L28">
        <text:list-item>
          <text:p text:style-name="P29">3<text:span text:style-name="T1">rd</text:span> and 4<text:span text:style-name="T1">th</text:span> planet in a solar system</text:p>
        </text:list-item>
        <text:list-item>
          <text:p text:style-name="P29">It's a strange phenomenon where two planets are orbiting around some mystery point, and at the same time, this point orbits around a sun</text:p>
        </text:list-item>
        <text:list-item>
          <text:p text:style-name="P29">The mystery point is some sort of black hole, thing... could have some interesting use</text:p>
        </text:list-item>
        <text:list-item>
          <text:p text:style-name="P29">It's like this sort of bermuda triange of these planets</text:p>
        </text:list-item>
        <text:list-item>
          <text:p text:style-name="P29">you always want to go around the center, 'cause it's a mystery</text:p>
        </text:list-item>
      </text:list>
      <text:p text:style-name="Standard"/>
      <text:list text:style-name="L29">
        <text:list-item>
          <text:p text:style-name="P30">A theory about the other planet is it's actually not a planet in this solar system</text:p>
        </text:list-item>
        <text:list-item>
          <text:p text:style-name="P30">it's actually the same planet in an alternate dimentios, 'cause the black hole thing in the middle acts as some sort of conduit, and weird shit happens</text:p>
        </text:list-item>
        <text:list-item>
          <text:p text:style-name="P30">so stuff there is like the evil or backwards version of what's here</text:p>
        </text:list-item>
      </text:list>
      <text:p text:style-name="Standard"/>
      <text:list text:style-name="L30">
        <text:list-item>
          <text:p text:style-name="P31">A theroy about the sequel is the evil version/planet. <text:s/>So it starts out similar, but because it's the evil planet things that are evil happen</text:p>
        </text:list-item>
        <text:list-item>
          <text:p text:style-name="P31">like hijacking cars, instead of delivering mail... or something</text:p>
        </text:list-item>
        <text:list-item>
          <text:p text:style-name="P31">ahh, alternate dimensions... such fun</text:p>
        </text:list-item>
      </text:list>
      <text:p text:style-name="Standard"/>
      <text:list text:style-name="L31">
        <text:list-item>
          <text:p text:style-name="P32">No moon's, at least we don't know of any... if there were any, they crashed in to the black hole already, and are somewhere else, like somebody's bowl of chereos</text:p>
        </text:list-item>
      </text:list>
      <text:p text:style-name="Standard"/>
      <text:p text:style-name="Standard">Planet</text:p>
      <text:list text:style-name="L32">
        <text:list-item>
          <text:p text:style-name="P33">cactus</text:p>
        </text:list-item>
        <text:list-item>
          <text:p text:style-name="P33">islands on the planet suspiciously look like various types of cactus... not sure why?</text:p>
        </text:list-item>
        <text:list-item>
          <text:p text:style-name="P33">Oceans</text:p>
        </text:list-item>
        <text:list-item>
          <text:p text:style-name="P33">Big bite out of the other planet</text:p>
        </text:list-item>
        <text:list-item>
          <text:p text:style-name="P33">Or ... Dogs for planets, that are chasing eachother's tails in a circular motion... weird.</text:p>
          <text:list>
            <text:list-item>
              <text:p text:style-name="P33">Planet, with giant dog head and dog tail sticking out of it... weird.</text:p>
            </text:list-item>
            <text:list-item>
              <text:p text:style-name="P33">Or two planets attached to eachother via dog head biting the other dogs' tail... and by dog I mean planet</text:p>
            </text:list-item>
          </text:list>
        </text:list-item>
      </text:list>
      <text:p text:style-name="Standard"/>
      <text:p text:style-name="Standard">Neighborhood</text:p>
      <text:list text:style-name="L33">
        <text:list-item>
          <text:p text:style-name="P34">several “levels” of housing in a neighborhood</text:p>
        </text:list-item>
        <text:list-item>
          <text:p text:style-name="P34">versus normal housing that would follow normal hillyness</text:p>
        </text:list-item>
      </text:list>
      <text:list text:style-name="L34">
        <text:list-item>
          <text:p text:style-name="P35">deep roads</text:p>
        </text:list-item>
        <text:list-item>
          <text:p text:style-name="P35">everybody has a mail box</text:p>
        </text:list-item>
        <text:list-item>
          <text:p text:style-name="P35">everybody has garbage cans</text:p>
        </text:list-item>
        <text:list-item>
          <text:p text:style-name="P35">houses all have numbers... like dice, or roman numerals, or oranges, halves, etc...</text:p>
        </text:list-item>
        <text:list-item>
          <text:p text:style-name="P35">much use of dangerous and hazard symbols like plutonium... 'cause it's hip</text:p>
        </text:list-item>
      </text:list>
      <text:h text:style-name="Heading_20_3" text:outline-level="3">Scenarios</text:h>
      <text:list text:style-name="L35">
        <text:list-item>
          <text:p text:style-name="P36">An endless fall with an end, where you reach some point, and you're now underground doing mining work.</text:p>
          <text:list>
            <text:list-item>
              <text:p text:style-name="P36">On the way down you fight shit like underground birds, since those make much sense... ... forget bats, birds.... remember, birds.</text:p>
            </text:list-item>
            <text:list-item>
              <text:p text:style-name="P36">Worms as enemies</text:p>
            </text:list-item>
          </text:list>
        </text:list-item>
      </text:list>
      <text:p text:style-name="Standard"/>
      <text:list text:style-name="L36">
        <text:list-item>
          <text:p text:style-name="P37">Mail delivering scenario</text:p>
          <text:list>
            <text:list-item>
              <text:p text:style-name="P37">mail falls from the sky as a big ass package, yes that sort of package</text:p>
            </text:list-item>
            <text:list-item>
              <text:p text:style-name="P37">so scenerio begins by you going to find the package to get what you need to deliver</text:p>
            </text:list-item>
            <text:list-item>
              <text:p text:style-name="P37">either that, or each room has a big mail package you need to find for everyone in the neighborhood</text:p>
            </text:list-item>
            <text:list-item>
              <text:p text:style-name="P37">have big package that you take somewhere, xuh you can only carry it</text:p>
            </text:list-item>
            <text:list-item>
              <text:p text:style-name="P37">smash mailboxes</text:p>
            </text:list-item>
            <text:list-item>
              <text:p text:style-name="P37">or deliver wrong mail to people</text:p>
            </text:list-item>
            <text:list-item>
              <text:p text:style-name="P37">open mail, take cheques! <text:s/>Monies!!!</text:p>
            </text:list-item>
            <text:list-item>
              <text:p text:style-name="P37">sheep infestion, you have to battle past, to deliever</text:p>
              <text:p text:style-name="P37"/>
            </text:list-item>
          </text:list>
        </text:list-item>
      </text:list>
      <text:list text:style-name="L37">
        <text:list-item>
          <text:p text:style-name="P38">Candy coupons, you go visit all your neighbors (or you turn around after discovering a amazing coupon for FREE CANDY), to steal all the coupons, and enjoy awesome candy free'ness</text:p>
        </text:list-item>
      </text:list>
      <text:p text:style-name="Standard"/>
      <text:list text:style-name="L38">
        <text:list-item>
          <text:p text:style-name="P39">Growing up scenario</text:p>
          <text:list>
            <text:list-item>
              <text:p text:style-name="P39">eating enemies or candies to increase size/mass</text:p>
            </text:list-item>
            <text:list-item>
              <text:p text:style-name="P39">boo</text:p>
            </text:list-item>
          </text:list>
        </text:list-item>
      </text:list>
      <text:p text:style-name="Standard"/>
      <text:list text:style-name="L39">
        <text:list-item>
          <text:p text:style-name="P40">Deliveries scenarios, delivering big shit, like fed-ex</text:p>
          <text:list>
            <text:list-item>
              <text:p text:style-name="P40">ok, the deliveries do the duty thing</text:p>
            </text:list-item>
          </text:list>
        </text:list-item>
      </text:list>
      <text:list text:style-name="L36">
        <text:list-item text:start-value="1">
          <text:list>
            <text:list-item text:start-value="1">
              <text:p text:style-name="P37">CHARGING DUTY ON deliveries... EVIL. ... as in UPS</text:p>
            </text:list-item>
            <text:list-item>
              <text:p text:style-name="P37">Push A to charge duty!!</text:p>
            </text:list-item>
            <text:list-item>
              <text:p text:style-name="P37">grinding same people for more and more duty!!!</text:p>
            </text:list-item>
            <text:list-item>
              <text:p text:style-name="P37">duty free, and non duty free. <text:s/>Brokerage fee's</text:p>
            </text:list-item>
          </text:list>
        </text:list-item>
      </text:list>
      <text:list text:style-name="L40">
        <text:list-item>
          <text:list>
            <text:list-item>
              <text:p text:style-name="P41">jumping on cars</text:p>
            </text:list-item>
          </text:list>
        </text:list-item>
      </text:list>
      <text:p text:style-name="Standard"/>
      <text:list text:style-name="L41">
        <text:list-item>
          <text:p text:style-name="P42">Gathering shit to perform a expansion or addition on your house</text:p>
          <text:list>
            <text:list-item>
              <text:p text:style-name="P42">so you collect tree's, bricks, whatever, from either brick tree's, or stealing them from neighbours</text:p>
            </text:list-item>
            <text:list-item>
              <text:p text:style-name="P42">in other words, have good and bad ways to acquire these</text:p>
            </text:list-item>
            <text:list-item>
              <text:p text:style-name="P42">go to a golf course, and steal someones clubs for metal</text:p>
            </text:list-item>
            <text:list-item>
              <text:p text:style-name="P42">i.e. Have a golf course, past a forest or something</text:p>
            </text:list-item>
          </text:list>
        </text:list-item>
      </text:list>
      <text:p text:style-name="Standard"/>
      <text:list text:style-name="L42">
        <text:list-item>
          <text:p text:style-name="P43">Forest Scenario</text:p>
          <text:list>
            <text:list-item>
              <text:p text:style-name="P43">cutting down trees?</text:p>
            </text:list-item>
            <text:list-item>
              <text:p text:style-name="P43">Tree/forest sciecne</text:p>
            </text:list-item>
            <text:list-item>
              <text:p text:style-name="P43">hunting and killing fairies in the forest</text:p>
            </text:list-item>
            <text:list-item>
              <text:p text:style-name="P43">acquire some plant or herb, but your buddy says “don't go! <text:s/>They're squirrels in the forest”</text:p>
              <text:list>
                <text:list-item>
                  <text:p text:style-name="P43">and of course, the squirrels are like huge dinosaur beast monters, and you should be afraind</text:p>
                </text:list-item>
                <text:list-item>
                  <text:p text:style-name="P43">they might fly too</text:p>
                </text:list-item>
                <text:list-item>
                  <text:p text:style-name="P43"/>
                </text:list-item>
              </text:list>
            </text:list-item>
          </text:list>
        </text:list-item>
      </text:list>
      <text:p text:style-name="Standard"/>
      <text:list text:style-name="L43">
        <text:list-item>
          <text:p text:style-name="P44">The weekend “I'm hungry” scenario</text:p>
          <text:list>
            <text:list-item>
              <text:p text:style-name="P44">go to corner store and gets snacks</text:p>
            </text:list-item>
            <text:list-item>
              <text:p text:style-name="P44">minigame, eat as much stuff as you can while dude is in the back</text:p>
            </text:list-item>
          </text:list>
        </text:list-item>
      </text:list>
      <text:p text:style-name="Standard"/>
      <text:list text:style-name="L44">
        <text:list-item>
          <text:p text:style-name="P45">Hijacking cars scenario</text:p>
          <text:list>
            <text:list-item>
              <text:p text:style-name="P45">I think we should leave this alone</text:p>
            </text:list-item>
          </text:list>
        </text:list-item>
      </text:list>
      <text:p text:style-name="Standard"/>
      <text:list text:style-name="L45">
        <text:list-item>
          <text:p text:style-name="P46">babysitting scenario</text:p>
          <text:list>
            <text:list-item>
              <text:p text:style-name="P46">take them somewhere</text:p>
            </text:list-item>
            <text:list-item>
              <text:p text:style-name="P46">or keep them out of danger</text:p>
            </text:list-item>
            <text:list-item>
              <text:p text:style-name="P46">or go play in the street kids~!</text:p>
            </text:list-item>
          </text:list>
        </text:list-item>
      </text:list>
      <text:p text:style-name="Standard"/>
      <text:list text:style-name="L46">
        <text:list-item>
          <text:p text:style-name="P47">repair man or plumber</text:p>
          <text:list>
            <text:list-item>
              <text:p text:style-name="P47">fixing appliances</text:p>
            </text:list-item>
            <text:list-item>
              <text:p text:style-name="P47">when not looking damage other appliances</text:p>
            </text:list-item>
            <text:list-item>
              <text:p text:style-name="P47">or steal things</text:p>
            </text:list-item>
            <text:list-item>
              <text:p text:style-name="P47">move shit, don't take, but just move it elsewhere to piss people off</text:p>
            </text:list-item>
            <text:list-item>
              <text:p text:style-name="P47">go to people's houses, weather they requested assistance or not</text:p>
            </text:list-item>
            <text:list-item>
              <text:p text:style-name="P47">fix something, or break things</text:p>
            </text:list-item>
            <text:list-item>
              <text:p text:style-name="P47">repair animation</text:p>
            </text:list-item>
            <text:list-item>
              <text:p text:style-name="P47">repair a mailbox, and it explodes</text:p>
            </text:list-item>
            <text:list-item>
              <text:p text:style-name="P47">always the same house on the inside, but stuff is moved around</text:p>
            </text:list-item>
          </text:list>
        </text:list-item>
      </text:list>
      <text:p text:style-name="Standard"/>
      <text:list text:style-name="L47">
        <text:list-item>
          <text:p text:style-name="P48">alien invasion</text:p>
          <text:list>
            <text:list-item>
              <text:p text:style-name="P48">watching TV, aliens attack, you don't care</text:p>
            </text:list-item>
            <text:list-item>
              <text:p text:style-name="P48">ran out of snacks, so you go to the store</text:p>
            </text:list-item>
            <text:list-item>
              <text:p text:style-name="P48">you get to store, and find the aliens actually are here to steal all the snacks</text:p>
            </text:list-item>
            <text:list-item>
              <text:p text:style-name="P48">so you go ape shit, and take out the alien invasion, to win back snacks, for your selfish self</text:p>
            </text:list-item>
          </text:list>
        </text:list-item>
      </text:list>
      <text:p text:style-name="Standard"/>
      <text:p text:style-name="Standard">---</text:p>
      <text:p text:style-name="Standard"/>
      <text:p text:style-name="Standard">Mail Man Deliveries</text:p>
      <text:p text:style-name="Standard">Mining Expidition</text:p>
      <text:p text:style-name="Standard">Gathering things to upgrade your house</text:p>
      <text:p text:style-name="Standard">Forestry</text:p>
      <text:p text:style-name="Standard">FedEx big package delivery scenario</text:p>
      <text:p text:style-name="Standard">Repairing/Plumber scenario</text:p>
      <text:h text:style-name="Heading_20_3" text:outline-level="3">Random</text:h>
      <text:list text:style-name="L48">
        <text:list-item>
          <text:p text:style-name="P49">derive a sound from the strength of impact of things</text:p>
        </text:list-item>
        <text:list-item>
          <text:p text:style-name="P49">every time you go to do a mission/scenario, you pass your neighbors house, or at least you choose to take a route by his house, where you can smash up his tree, just to piss him off, and win an xbox live achievement</text:p>
        </text:list-item>
        <text:list-item>
          <text:p text:style-name="P49">the goodness or badness achievement, which based on how you accomplish your tasks, you gain points in one or the other direction.</text:p>
        </text:list-item>
      </text:list>
      <text:list text:style-name="L49">
        <text:list-item>
          <text:p text:style-name="P50">a blender is like a massager to goo</text:p>
        </text:list-item>
        <text:list-item>
          <text:p text:style-name="P50">walking in front of houses</text:p>
        </text:list-item>
        <text:list-item>
          <text:p text:style-name="P50">a tire swing addition to the house</text:p>
        </text:list-item>
        <text:list-item>
          <text:p text:style-name="P50">teach kids vandalism</text:p>
        </text:list-item>
        <text:list-item>
          <text:p text:style-name="P50">arbitrary points of push or pull, like a mini black hole doodad... maybe will add interesting things to a map</text:p>
        </text:list-item>
        <text:list-item>
          <text:p text:style-name="P50">Hogar propaganda, Hogar the man of death</text:p>
          <text:list>
            <text:list-item>
              <text:p text:style-name="P50">come die with us, today</text:p>
            </text:list-item>
            <text:list-item>
              <text:p text:style-name="P50">pro wrestler, or just a regular old man of death</text:p>
            </text:list-item>
          </text:list>
        </text:list-item>
        <text:list-item>
          <text:p text:style-name="P50">Triple cheese core</text:p>
        </text:list-item>
        <text:list-item>
          <text:p text:style-name="P50">Have a map, perhaps, on a button, that zooms out a whole bunch, rather quickly, to see where you need to go</text:p>
        </text:list-item>
        <text:list-item>
          <text:p text:style-name="P50">Hire slave labour to do your work for you, like small children that deliver your mail... ahh, the exciting adventures in ... shadup michael.</text:p>
        </text:list-item>
      </text:list>
      <text:list text:style-name="L50">
        <text:list-item>
          <text:p text:style-name="P51">randomly checking anyones mailbox for stuff, bad, but fun</text:p>
          <text:list>
            <text:list-item>
              <text:p text:style-name="P51">keep it, or share it with someone else</text:p>
            </text:list-item>
          </text:list>
        </text:list-item>
        <text:list-item>
          <text:p text:style-name="P51">Damage vehicles for monies!!</text:p>
        </text:list-item>
        <text:list-item>
          <text:p text:style-name="P51">jack cars, get money</text:p>
        </text:list-item>
        <text:list-item>
          <text:p text:style-name="P51">Side goal of coins?</text:p>
        </text:list-item>
        <text:list-item>
          <text:p text:style-name="P51">Communication</text:p>
          <text:list>
            <text:list-item>
              <text:p text:style-name="P51">Portrait changing</text:p>
            </text:list-item>
            <text:list-item>
              <text:p text:style-name="P51">animal crossing noises</text:p>
            </text:list-item>
            <text:list-item>
              <text:p text:style-name="P51">letters</text:p>
            </text:list-item>
          </text:list>
        </text:list-item>
        <text:list-item>
          <text:p text:style-name="P51">Seasonal things</text:p>
          <text:list>
            <text:list-item>
              <text:p text:style-name="P51">Snow/Leaves, through particle systems, and color</text:p>
            </text:list-item>
          </text:list>
        </text:list-item>
        <text:list-item>
          <text:p text:style-name="P51">Garbage Cans!!! As well as MailBoxes!</text:p>
        </text:list-item>
        <text:list-item>
          <text:p text:style-name="P51">Some guy who has a mailbox on the ground, and a garbage can on a stick... he's mad!</text:p>
        </text:list-item>
      </text:list>
      <text:h text:style-name="Heading_20_3" text:outline-level="3">Todo</text:h>
      <text:list text:style-name="L51">
        <text:list-item>
          <text:p text:style-name="P52">Means of scripting events, or triggering things happening in game</text:p>
        </text:list-item>
        <text:list-item>
          <text:p text:style-name="P5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ike Kasprzak</meta:initial-creator>
    <meta:creation-date>2006-03-04T16:27:41</meta:creation-date>
    <dc:creator>Mike Kasprzak</dc:creator>
    <dc:date>2006-03-05T15:36:49</dc:date>
    <dc:language>en-US</dc:language>
    <meta:editing-cycles>68</meta:editing-cycles>
    <meta:editing-duration>PT5H36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222" meta:word-count="1596" meta:character-count="8820"/>
  </office:meta>
</office:document-meta>
</file>